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C40000021ED3381A3702098220.png" manifest:media-type="image/png"/>
  <manifest:file-entry manifest:full-path="Pictures/10000201000004FD000002D099A265775D933ABE.png" manifest:media-type="image/png"/>
  <manifest:file-entry manifest:full-path="Pictures/10000201000000640000005B4309EDD4AF4D86FF.png" manifest:media-type="image/png"/>
  <manifest:file-entry manifest:full-path="Pictures/1000020100000450000001C6462D04A43A9BD1AA.png" manifest:media-type="image/png"/>
  <manifest:file-entry manifest:full-path="Pictures/TablePreview1.svm" manifest:media-type=""/>
  <manifest:file-entry manifest:full-path="Pictures/10000201000009C40000021EEC6B286995856A34.png" manifest:media-type="image/png"/>
  <manifest:file-entry manifest:full-path="Pictures/100002010000009D00000041EBCBA4BE810A4F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 Neue Light" svg:font-family="'Helvetica Neue Light'"/>
    <style:font-face style:name="Intel Clear Light" svg:font-family="'Intel Clear Light'"/>
    <style:font-face style:name="Intel Clear Pro" svg:font-family="'Intel Clear Pro'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cm" fo:padding-bottom="0.254cm" fo:padding-left="0cm" fo:padding-right="0cm" fo:wrap-option="wrap"/>
    </style:style>
    <style:style style:name="pr2" style:family="presentation" style:parent-style-name="Cover_20_titl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cm" fo:padding-right="0cm" fo:wrap-option="wrap"/>
    </style:style>
    <style:style style:name="pr3" style:family="presentation" style:parent-style-name="Cover_20_title-notes">
      <style:graphic-properties draw:stroke="none" svg:stroke-width="0cm" draw:fill="none" draw:fill-color="#ffffff" draw:textarea-vertical-align="top" draw:auto-grow-height="false" draw:fit-to-size="false" fo:min-height="11.545cm" fo:padding-top="0.254cm" fo:padding-bottom="0.254cm" fo:padding-left="0.254cm" fo:padding-right="0.254cm" fo:wrap-option="wrap"/>
    </style:style>
    <style:style style:name="pr4" style:family="presentation" style:parent-style-name="_31__5f_Title_20_Slide-title" style:list-style-name="L3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_31__5f_Title_20_Slid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1__5f_Title_20_Slide-notes">
      <style:graphic-properties draw:fill-color="#ffffff" fo:min-height="11.544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0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2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4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6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8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0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2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4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6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8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0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2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4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6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8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0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2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4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6" style:family="presentation" style:parent-style-name="Default-backgroundobjects" style:list-style-name="L9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co1" style:family="table-column">
      <style:table-column-properties style:column-width="11.111cm" style:use-optimal-column-width="false"/>
    </style:style>
    <style:style style:name="co2" style:family="table-column">
      <style:table-column-properties style:column-width="3.5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e6e6e6" draw:textarea-vertical-align="middle"/>
      <style:paragraph-properties fo:text-align="start" fo:border="0.03pt solid #ffffff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start" fo:border-left="0.03pt solid #ffffff" fo:border-right="0.03pt solid #ffffff" fo:border-top="none" fo:border-bottom="0.03pt solid #ffffff"/>
      <style:text-properties fo:font-size="36pt" style:font-size-asian="36pt" style:font-size-complex="36pt"/>
    </style:style>
    <style:style style:name="ce3" style:family="table-cell">
      <loext:graphic-properties draw:textarea-vertical-align="middle"/>
      <style:paragraph-properties fo:text-align="start"/>
      <style:text-properties fo:font-size="36pt" style:font-size-asian="36pt" style:font-size-complex="36pt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Intel Clear Pro" style:font-size-asian="40pt" style:font-style-asian="normal" style:font-weight-asian="bold" style:font-name-complex="Intel Clear Pro" style:font-size-complex="40pt" style:font-style-complex="normal" style:font-weight-complex="bold" fo:hyphenate="false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Intel Clear Pro" style:font-size-asian="40pt" style:font-style-asian="normal" style:font-weight-asian="bold" style:font-name-complex="Intel Clear Pro" style:font-size-complex="40pt" style:font-style-complex="normal" style:font-weight-complex="bold"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6.5pt" fo:letter-spacing="normal" fo:font-style="normal" style:text-underline-style="none" fo:font-weight="bold" style:font-name-asian="Intel Clear Light" style:font-size-asian="22pt" style:font-style-asian="normal" style:font-weight-asian="bold" style:font-name-complex="Intel Clear Light" style:font-size-complex="22pt" style:font-style-complex="normal" style:font-weight-complex="bold"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6.5pt" fo:letter-spacing="normal" fo:font-style="normal" style:text-underline-style="none" fo:font-weight="bold" style:font-name-asian="Intel Clear Light" style:font-size-asian="22pt" style:font-style-asian="normal" style:font-weight-asian="bold" style:font-name-complex="Intel Clear Light" style:font-size-complex="22pt" style:font-style-complex="normal" style:font-weight-complex="bold" fo:hyphenate="false"/>
    </style:style>
    <style:style style:name="P9" style:family="paragraph">
      <loext:graphic-properties draw:fill-color="#ffffff"/>
      <style:text-properties fo:font-size="17.2999992370605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.318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Liberation Sans1" fo:font-size="14pt"/>
    </style:style>
    <style:style style:name="P20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style:font-name="Arial1" fo:font-size="40pt" style:font-size-asian="40pt" style:font-size-complex="40pt"/>
    </style:style>
    <style:style style:name="T4" style:family="text">
      <style:text-properties style:font-name="Arial1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Courier 10 Pitch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3f3f3f" style:text-line-through-style="none" style:text-line-through-type="none" style:text-position="0% 100%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3f3f3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11" style:family="text">
      <style:text-properties fo:font-variant="normal" fo:text-transform="none" fo:color="#3f3f3f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f000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13cm" text:min-label-width="1.057cm"/>
        <style:text-properties fo:font-family="StarSymbol" style:font-charset="x-symbol" fo:color="#3f3f3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eing an Open-Source Maintainer" draw:style-name="dp1" draw:master-page-name="Cover_20_title" presentation:presentation-page-layout-name="AL1T0">
        <office:forms form:automatic-focus="false" form:apply-design-mode="false"/>
        <draw:frame draw:name="Shape 62" presentation:style-name="pr1" draw:text-style-name="P2" draw:layer="layout" svg:width="22.863cm" svg:height="4.148cm" svg:x="1.319cm" svg:y="1.855cm" presentation:class="title" presentation:user-transformed="true">
          <draw:text-box>
            <text:p text:style-name="P1"><text:span text:style-name="T1">Maintainers Don't Scale</text:span></text:p>
          </draw:text-box>
        </draw:frame>
        <draw:frame draw:name="Shape 63" presentation:style-name="pr2" draw:text-style-name="P3" draw:layer="layout" svg:width="16.46cm" svg:height="4.396cm" svg:x="7.721cm" svg:y="6.004cm" presentation:class="outline" presentation:user-transformed="true">
          <draw:text-box>
            <text:p text:style-name="P1"><text:span text:style-name="T2">All Things Open 2017, Raleigh NC</text:span></text:p>
            <text:p text:style-name="P1"><text:span text:style-name="T2">Daniel Vetter</text:span></text:p>
            <text:p text:style-name="P1"><text:span text:style-name="T2">@danvet</text:span></text:p>
          </draw:text-box>
        </draw:frame>
        <presentation:notes draw:style-name="dp2">
          <draw:frame draw:name="Shape 65" presentation:style-name="pr3" draw:text-style-name="P4" draw:layer="layout" svg:width="15.578cm" svg:height="11.544cm" svg:x="1.947cm" svg:y="12.186cm" presentation:class="notes" presentation:placeholder="true" presentation:user-transformed="true">
            <draw:text-box/>
          </draw:frame>
          <draw:page-thumbnail draw:name="Shape 66" draw:style-name="gr1" draw:layer="layout" svg:width="17.109cm" svg:height="9.621cm" svg:x="1.182cm" svg:y="1.923cm" draw:page-number="1" presentation:class="page"/>
        </presentation:notes>
      </draw:page>
      <draw:page draw:name="page2" draw:style-name="dp3" draw:master-page-name="_31__5f_Title_20_Slide" presentation:presentation-page-layout-name="AL1T0">
        <office:forms form:automatic-focus="false" form:apply-design-mode="false"/>
        <draw:frame draw:name="Title 1" presentation:style-name="pr4" draw:text-style-name="P6" draw:layer="layout" svg:width="23.392cm" svg:height="1.697cm" svg:x="1.043cm" svg:y="9.762cm" presentation:class="title" presentation:user-transformed="true">
          <draw:text-box>
            <text:p text:style-name="P5"><text:span text:style-name="T3">Maintainers Don't Scale</text:span></text:p>
          </draw:text-box>
        </draw:frame>
        <draw:frame draw:name="Subtitle 2" presentation:style-name="pr5" draw:text-style-name="P8" draw:layer="layout" svg:width="23.392cm" svg:height="0.942cm" svg:x="1.064cm" svg:y="11.191cm" presentation:class="subtitle" presentation:user-transformed="true">
          <draw:text-box>
            <text:p text:style-name="P7"><text:span text:style-name="T4">All Things Open, Raleigh NC, Daniel Vetter, @danve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358cm" svg:height="9.62cm" svg:x="0.556cm" svg:y="1.949cm" draw:page-number="2" presentation:class="page"/>
          <draw:frame presentation:style-name="pr6" draw:text-style-name="P9" draw:layer="layout" svg:width="15.577cm" svg:height="11.544cm" svg:x="1.947cm" svg:y="12.186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7cm" svg:y="0.542cm" presentation:class="title" presentation:user-transformed="true">
          <draw:text-box>
            <text:p text:style-name="P10"><text:span text:style-name="T5">Not About Burnout</text:span></text:p>
          </draw:text-box>
        </draw:frame>
        <draw:frame draw:name="Shape 69" presentation:style-name="pr8" draw:text-style-name="P11" draw:layer="layout" svg:width="22.859cm" svg:height="8.801cm" svg:x="1.27cm" svg:y="3.563cm" presentation:class="outline" presentation:user-transformed="true">
          <draw:text-box>
            <text:list text:style-name="L6">
              <text:list-item>
                <text:p text:style-name="P12"><text:span text:style-name="T6">Cult of Busy</text:span></text:p>
              </text:list-item>
              <text:list-item>
                <text:p text:style-name="P12"><text:span text:style-name="T6">known the progression and early signs</text:span></text:p>
              </text:list-item>
              <text:list-item>
                <text:p text:style-name="P12"><text:span text:style-name="T6">Jacob Kaplan-Moss: „What part of „... for life“ don't you </text:span><text:span text:style-name="T6">understand?“</text:span></text:p>
                <text:p text:style-name="P12"><text:span text:style-name="T6"/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3" presentation:class="page"/>
          <draw:frame draw:name="Shape 72" presentation:style-name="pr9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0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Shape 68" presentation:style-name="pr7" draw:text-style-name="P11" draw:layer="layout" svg:width="22.859cm" svg:height="2.588cm" svg:x="1.27cm" svg:y="0.542cm" presentation:class="title">
          <draw:text-box>
            <text:p text:style-name="P10"><text:span text:style-name="T5">Kernel Merge Process</text:span></text:p>
          </draw:text-box>
        </draw:frame>
        <draw:frame draw:name="Shape 69" presentation:style-name="pr8" draw:text-style-name="P11" draw:layer="layout" svg:width="22.859cm" svg:height="8.801cm" svg:x="1.27cm" svg:y="3.563cm" presentation:class="outline">
          <draw:text-box>
            <text:list text:style-name="L1">
              <text:list-item>
                <text:p text:style-name="P12"><text:span text:style-name="T8">git send-email + git apply-mbox</text:span></text:p>
              </text:list-item>
              <text:list-item>
                <text:p text:style-name="P12"><text:span text:style-name="T6">80% of patches applied by maintainers</text:span></text:p>
              </text:list-item>
              <text:list-item>
                <text:p text:style-name="P12"><text:span text:style-name="T6">remaining 20% directly applied</text:span></text:p>
              </text:list-item>
              <text:list-item>
                <text:p text:style-name="P12"><text:span text:style-name="T6">pull requests up the hierarchy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4" presentation:class="page"/>
          <draw:frame draw:name="Shape 72" presentation:style-name="pr11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2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7cm" svg:y="0.542cm" presentation:class="title" presentation:user-transformed="true">
          <draw:text-box>
            <text:p text:style-name="P10"><text:span text:style-name="T5">New Model</text:span></text:p>
          </draw:text-box>
        </draw:frame>
        <draw:frame draw:name="Shape 69" presentation:style-name="pr8" draw:text-style-name="P11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12"><text:span text:style-name="T6">all regular contributors have commit rights</text:span></text:p>
              </text:list-item>
              <text:list-item>
                <text:p text:style-name="P12"><text:span text:style-name="T6">group of maintainers for coordination</text:span></text:p>
              </text:list-item>
              <text:list-item>
                <text:p text:style-name="P12"><text:span text:style-name="T6">Emily Dunham „Life is better with Rust's community </text:span><text:span text:style-name="T6">automation“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5" presentation:class="page"/>
          <draw:frame draw:name="Shape 72" presentation:style-name="pr13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4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7cm" svg:y="0.542cm" presentation:class="title" presentation:user-transformed="true">
          <draw:text-box>
            <text:p text:style-name="P10"><text:span text:style-name="T5">Before the Rant, Some Good Stuff</text:span></text:p>
          </draw:text-box>
        </draw:frame>
        <draw:frame draw:name="Shape 69" presentation:style-name="pr8" draw:text-style-name="P11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12"><text:span text:style-name="T9">git</text:span></text:p>
              </text:list-item>
              <text:list-item>
                <text:p text:style-name="P12"><text:span text:style-name="T6">commit messages</text:span></text:p>
              </text:list-item>
              <text:list-item>
                <text:p text:style-name="P12"><text:span text:style-name="T6">bisecting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6" presentation:class="page"/>
          <draw:frame draw:name="Shape 72" presentation:style-name="pr15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6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boutique trees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7" presentation:class="page"/>
          <draw:frame draw:name="Shape 72" presentation:style-name="pr17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8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Shape 68" presentation:style-name="pr7" draw:text-style-name="P18" draw:layer="layout" svg:width="21.259cm" svg:height="2.587cm" svg:x="1.341cm" svg:y="4.4cm" presentation:class="title" presentation:user-transformed="true">
          <draw:text-box>
            <text:p text:style-name="P17"><text:span text:style-name="T10">… </text:span><text:span text:style-name="T10">and bus factors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8" presentation:class="page"/>
          <draw:frame draw:name="Shape 72" presentation:style-name="pr19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20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checks and balances</text:span><text:span text:style-name="T10"><text:line-break/></text:span><text:span text:style-name="T5">(lack thereof)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9" presentation:class="page"/>
          <draw:frame draw:name="Shape 72" presentation:style-name="pr21" draw:text-style-name="P14" draw:layer="layout" svg:width="15.577cm" svg:height="11.544cm" svg:x="1.947cm" svg:y="12.186cm" presentation:class="notes" presentation:user-transformed="true">
            <draw:text-box>
              <text:list text:style-name="L1">
                <text:list-item>
                  <text:p text:style-name="P10"><text:span text:style-name="T7">Interested parties</text:span></text:p>
                </text:list-item>
              </text:list>
            </draw:text-box>
          </draw:frame>
          <draw:frame draw:name="Shape 73" presentation:style-name="pr22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Shape 68" presentation:style-name="pr7" draw:text-style-name="P19" draw:layer="layout" svg:width="22.859cm" svg:height="2.587cm" svg:x="1.27cm" svg:y="0.542cm" presentation:class="title" presentation:user-transformed="true">
          <draw:text-box>
            <text:p text:style-name="P10"><text:span text:style-name="T11">Peer-Reviewed Maintainer's Patches</text:span></text:p>
          </draw:text-box>
        </draw:frame>
        <draw:frame draw:style-name="standard" draw:layer="layout" svg:width="14.663cm" svg:height="7.998cm" svg:x="4.494cm" svg:y="3.0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2">Intel GFX</text:span></text:p>
              </table:table-cell>
              <table:table-cell>
                <text:p text:style-name="P20"><text:span text:style-name="T12">97%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2">graphics core</text:span></text:p>
              </table:table-cell>
              <table:table-cell>
                <text:p text:style-name="P20"><text:span text:style-name="T12">95%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12">GFX overall</text:span></text:p>
              </table:table-cell>
              <table:table-cell>
                <text:p text:style-name="P20"><text:span text:style-name="T12">75%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2">everything else</text:span></text:p>
              </table:table-cell>
              <table:table-cell>
                <text:p text:style-name="P20"><text:span text:style-name="T12">25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71" draw:style-name="gr1" draw:layer="layout" svg:width="17.102cm" svg:height="9.62cm" svg:x="1.185cm" svg:y="1.949cm" draw:page-number="10" presentation:class="page"/>
          <draw:frame draw:name="Shape 72" presentation:style-name="pr23" draw:text-style-name="P14" draw:layer="layout" svg:width="15.577cm" svg:height="11.544cm" svg:x="1.947cm" svg:y="12.186cm" presentation:class="notes" presentation:user-transformed="true">
            <draw:text-box>
              <text:list text:style-name="L1">
                <text:list-item>
                  <text:p text:style-name="P10"><text:span text:style-name="T7">XFS is using committer model, all reviewed!</text:span></text:p>
                </text:list-item>
                <text:list-item>
                  <text:p text:style-name="P10"><text:span text:style-name="T7">even mm/ kernel/ only 30%</text:span></text:p>
                </text:list-item>
              </text:list>
            </draw:text-box>
          </draw:frame>
          <draw:frame draw:name="Shape 73" presentation:style-name="pr24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no anynomous feedback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1" presentation:class="page"/>
          <draw:frame draw:name="Shape 72" presentation:style-name="pr25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26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Code of Conflict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2" presentation:class="page"/>
          <draw:frame draw:name="Shape 72" presentation:style-name="pr27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28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revolutions</text:span><text:span text:style-name="T10"><text:line-break/></text:span><text:span text:style-name="T5">(not so pretty)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3" presentation:class="page"/>
          <draw:frame draw:name="Shape 72" presentation:style-name="pr29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30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mesh vs. hierarchy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4" presentation:class="page"/>
          <draw:frame draw:name="Shape 72" presentation:style-name="pr31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better collabartion</text:span></text:p>
              <text:p text:style-name="P10"><text:span text:style-name="T7"/></text:p>
              <text:p text:style-name="P10"><text:span text:style-name="T7">information sharing</text:span></text:p>
              <text:p text:style-name="P10"><text:span text:style-name="T7"/></text:p>
              <text:p text:style-name="P10"><text:span text:style-name="T7">maintainer review and other arrogance</text:span></text:p>
            </draw:text-box>
          </draw:frame>
          <draw:frame draw:name="Shape 73" presentation:style-name="pr32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downsides of fixed roles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5" presentation:class="page"/>
          <draw:frame draw:name="Shape 72" presentation:style-name="pr33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formatio sharing</text:span></text:p>
              <text:p text:style-name="P10"><text:span text:style-name="T7"/></text:p>
              <text:p text:style-name="P10"><text:span text:style-name="T7">stuck people</text:span></text:p>
              <text:p text:style-name="P10"><text:span text:style-name="T7"/></text:p>
              <text:p text:style-name="P10"><text:span text:style-name="T7">no growth/mentoring</text:span></text:p>
            </draw:text-box>
          </draw:frame>
          <draw:frame draw:name="Shape 73" presentation:style-name="pr34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a maintainer's manifest</text:span><text:span text:style-name="T10"><text:line-break/></text:span><text:span text:style-name="T5">(towards)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6" presentation:class="page"/>
          <draw:frame draw:name="Shape 72" presentation:style-name="pr35" draw:text-style-name="P14" draw:layer="layout" svg:width="15.577cm" svg:height="11.544cm" svg:x="1.947cm" svg:y="12.186cm" presentation:class="notes" presentation:placeholder="true" presentation:user-transformed="true">
            <draw:text-box/>
          </draw:frame>
          <draw:frame draw:name="Shape 73" presentation:style-name="pr36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it's about the people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7" presentation:class="page"/>
          <draw:frame draw:name="Shape 72" presentation:style-name="pr37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leading people, not code</text:span></text:p>
              <text:p text:style-name="P10"><text:span text:style-name="T7"/></text:p>
              <text:p text:style-name="P10"><text:span text:style-name="T7">recognizing people</text:span></text:p>
              <text:p text:style-name="P10"><text:span text:style-name="T7"/></text:p>
              <text:p text:style-name="P10"><text:span text:style-name="T7">trusting them enough to be able to grow</text:span></text:p>
              <text:p text:style-name="P10"><text:span text:style-name="T7"/></text:p>
              <text:p text:style-name="P10"><text:span text:style-name="T7">car keys and git revert as insurance</text:span></text:p>
            </draw:text-box>
          </draw:frame>
          <draw:frame draw:name="Shape 73" presentation:style-name="pr38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recognize your power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8" presentation:class="page"/>
          <draw:frame draw:name="Shape 72" presentation:style-name="pr39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passive-aggressive weakness is harmful</text:span></text:p>
              <text:p text:style-name="P10"><text:span text:style-name="T7"/></text:p>
              <text:p text:style-name="P10"><text:span text:style-name="T7">share it</text:span></text:p>
              <text:p text:style-name="P10"><text:span text:style-name="T7"/></text:p>
              <text:p text:style-name="P10"><text:span text:style-name="T7">at least group maintaiers, better access rights for everyone</text:span></text:p>
              <text:p text:style-name="P10"><text:span text:style-name="T7"/></text:p>
              <text:p text:style-name="P10"><text:span text:style-name="T7">don't hide people problems behind „technical discussions“</text:span></text:p>
            </draw:text-box>
          </draw:frame>
          <draw:frame draw:name="Shape 73" presentation:style-name="pr40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accept your limits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9" presentation:class="page"/>
          <draw:frame draw:name="Shape 72" presentation:style-name="pr41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role changes</text:span></text:p>
              <text:p text:style-name="P10"><text:span text:style-name="T7"/></text:p>
              <text:p text:style-name="P10"><text:span text:style-name="T7">allow room for other people to step in</text:span></text:p>
              <text:p text:style-name="P10"><text:span text:style-name="T7"/></text:p>
              <text:p text:style-name="P10"><text:span text:style-name="T7">no negative void</text:span></text:p>
              <text:p text:style-name="P10"><text:span text:style-name="T7"/></text:p>
              <text:p text:style-name="P10"><text:span text:style-name="T7">before burnout</text:span></text:p>
            </draw:text-box>
          </draw:frame>
          <draw:frame draw:name="Shape 73" presentation:style-name="pr42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be a steward, not a lord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20" presentation:class="page"/>
          <draw:frame draw:name="Shape 72" presentation:style-name="pr43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not „for live“</text:span></text:p>
              <text:p text:style-name="P10"><text:span text:style-name="T7"/></text:p>
              <text:p text:style-name="P10"><text:span text:style-name="T7">still power and influence</text:span></text:p>
              <text:p text:style-name="P10"><text:span text:style-name="T7"/></text:p>
              <text:p text:style-name="P10"><text:span text:style-name="T7">but dicators just don't work</text:span></text:p>
            </draw:text-box>
          </draw:frame>
          <draw:frame draw:name="Shape 73" presentation:style-name="pr44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cm" svg:y="1.8cm" presentation:class="title" presentation:user-transformed="true">
          <draw:text-box>
            <text:p text:style-name="P17"><text:span text:style-name="T5">be a steward, not a lord</text:span><text:span text:style-name="T5"><text:line-break/></text:span><text:span text:style-name="T5"><text:line-break/></text:span><text:span text:style-name="T10">questions?</text:span><text:span text:style-name="T5"><text:line-break/></text:span><text:span text:style-name="T5"><text:line-break/></text:span><text:span text:style-name="T5">@danvet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21" presentation:class="page"/>
          <draw:frame draw:name="Shape 72" presentation:style-name="pr45" draw:text-style-name="P14" draw:layer="layout" svg:width="15.577cm" svg:height="11.544cm" svg:x="1.947cm" svg:y="12.186cm" presentation:class="notes" presentation:placeholder="true" presentation:user-transformed="true">
            <draw:text-box/>
          </draw:frame>
          <draw:frame draw:name="Shape 73" presentation:style-name="pr46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 Neue Light" svg:font-family="'Helvetica Neue Light'"/>
    <style:font-face style:name="Intel Clear Light" svg:font-family="'Intel Clear Light'"/>
    <style:font-face style:name="Intel Clear Pro" svg:font-family="'Intel Clear Pro'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2" draw:display-name="msFillBitmap 2" xlink:href="Pictures/10000201000004FD000002D099A265775D933AB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DemiLight" style:font-family-asian="'Noto Sans CJK JP DemiLight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over_20_title-background" style:display-name="Cover title-background" style:family="presentation">
      <style:graphic-properties draw:stroke="none" draw:fill="solid" draw:fill-color="#ffffff"/>
      <style:text-properties style:letter-kerning="true"/>
    </style:style>
    <style:style style:name="Cover_20_title-backgroundobjects" style:display-name="Cov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-notes" style:display-name="Cov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-outline1" style:display-name="Cover title-outline1" style:family="presentation">
      <style:graphic-properties draw:stroke="none" draw:fill="none" draw:auto-grow-height="false" draw:fit-to-size="shrink-to-fit">
        <text:list-style style:name="Cover_20_title-outline1" style:display-name="Cover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-outline2" style:display-name="Cover title-outline2" style:family="presentation" style:parent-style-name="Cover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-outline3" style:display-name="Cover title-outline3" style:family="presentation" style:parent-style-name="Cover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-outline4" style:display-name="Cover title-outline4" style:family="presentation" style:parent-style-name="Cover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-outline5" style:display-name="Cover title-outline5" style:family="presentation" style:parent-style-name="Cover_20_title-outline4">
      <style:paragraph-properties fo:margin-top="0.1cm" fo:margin-bottom="0cm"/>
      <style:text-properties fo:font-size="20pt" style:font-size-asian="20pt" style:font-size-complex="20pt"/>
    </style:style>
    <style:style style:name="Cover_20_title-outline6" style:display-name="Cover title-outline6" style:family="presentation" style:parent-style-name="Cover_20_title-outline5">
      <style:paragraph-properties fo:margin-top="0.1cm" fo:margin-bottom="0cm"/>
      <style:text-properties fo:font-size="20pt" style:font-size-asian="20pt" style:font-size-complex="20pt"/>
    </style:style>
    <style:style style:name="Cover_20_title-outline7" style:display-name="Cover title-outline7" style:family="presentation" style:parent-style-name="Cover_20_title-outline6">
      <style:paragraph-properties fo:margin-top="0.1cm" fo:margin-bottom="0cm"/>
      <style:text-properties fo:font-size="20pt" style:font-size-asian="20pt" style:font-size-complex="20pt"/>
    </style:style>
    <style:style style:name="Cover_20_title-outline8" style:display-name="Cover title-outline8" style:family="presentation" style:parent-style-name="Cover_20_title-outline7">
      <style:paragraph-properties fo:margin-top="0.1cm" fo:margin-bottom="0cm"/>
      <style:text-properties fo:font-size="20pt" style:font-size-asian="20pt" style:font-size-complex="20pt"/>
    </style:style>
    <style:style style:name="Cover_20_title-outline9" style:display-name="Cover title-outline9" style:family="presentation" style:parent-style-name="Cover_20_title-outline8">
      <style:paragraph-properties fo:margin-top="0.1cm" fo:margin-bottom="0cm"/>
      <style:text-properties fo:font-size="20pt" style:font-size-asian="20pt" style:font-size-complex="20pt"/>
    </style:style>
    <style:style style:name="Cover_20_title-subtitle" style:display-name="Cover title-subtitle" style:family="presentation">
      <style:graphic-properties draw:stroke="none" draw:fill="none" draw:textarea-vertical-align="middle">
        <text:list-style style:name="Cover_20_title-subtitle" style:display-name="Cov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-title" style:display-name="Cover title-title" style:family="presentation">
      <style:graphic-properties draw:stroke="none" draw:fill="none" draw:textarea-vertical-align="middle">
        <text:list-style style:name="Cover_20_title-title" style:display-name="Cov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fo:font-size="21pt" fo:letter-spacing="normal" fo:language="en" fo:country="US" fo:font-style="normal" fo:text-shadow="none" style:text-underline-style="none" fo:font-weight="normal" style:letter-kerning="true" fo:background-color="transparent" style:font-name-asian="Helvetica Neue Light" style:font-family-asian="'Helvetica Neue Light'" style:font-size-asian="28pt" style:language-asian="en" style:country-asian="US" style:font-style-asian="normal" style:font-weight-asian="normal" style:font-name-complex="Helvetica Neue Light" style:font-family-complex="'Helvetica Neue Light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Neue Light" fo:font-family="'Helvetica Neue Light'" fo:font-size="15pt" fo:letter-spacing="normal" fo:font-style="normal" style:text-underline-style="none" fo:font-weight="normal" style:font-name-asian="Helvetica Neue Light" style:font-family-asian="'Helvetica Neue Light'" style:font-size-asian="20pt" style:font-style-asian="normal" style:font-weight-asian="normal" style:font-name-complex="Helvetica Neue Light" style:font-family-complex="'Helvetica Neue Light'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Neue Light" fo:font-family="'Helvetica Neue Light'" fo:font-size="13.5pt" fo:letter-spacing="normal" fo:font-style="normal" style:text-underline-style="none" fo:font-weight="normal" style:font-name-asian="Helvetica Neue Light" style:font-family-asian="'Helvetica Neue Light'" style:font-size-asian="18pt" style:font-style-asian="normal" style:font-weight-asian="normal" style:font-name-complex="Helvetica Neue Light" style:font-family-complex="'Helvetica Neue Light'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Neue Light" fo:font-family="'Helvetica Neue Light'" fo:font-size="13.5pt" fo:letter-spacing="normal" fo:font-style="normal" style:text-underline-style="none" fo:font-weight="normal" style:font-name-asian="Helvetica Neue Light" style:font-family-asian="'Helvetica Neue Light'" style:font-size-asian="18pt" style:font-style-asian="normal" style:font-weight-asian="normal" style:font-name-complex="Helvetica Neue Light" style:font-family-complex="'Helvetica Neue Light'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1.6999998092651pt" fo:letter-spacing="normal" fo:language="en" fo:country="US" fo:font-style="normal" fo:text-shadow="none" style:text-underline-style="none" fo:font-weight="normal" style:letter-kerning="true" fo:background-color="transparent" style:font-name-asian="Intel Clear Pro" style:font-family-asian="'Intel Clear Pro'" style:font-size-asian="18pt" style:language-asian="en" style:country-asian="US" style:font-style-asian="normal" style:font-weight-asian="normal" style:font-name-complex="Intel Clear Pro" style:font-family-complex="'Intel Clear Pro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473cm" fo:page-height="25.6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55cm, 17.002cm, 7.498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427cm, 0cm, 20.086cm)" draw:image-opacity="100%" style:mirror="none"/>
    </style:style>
    <style:style style:name="Mgr8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1.271cm" fo:min-width="24.892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opacity="48%" draw:textarea-vertical-align="middle" draw:auto-grow-height="false" draw:fit-to-size="false" fo:min-height="2.241cm" fo:min-width="24.9cm" fo:padding-top="0.125cm" fo:padding-bottom="0.125cm" fo:padding-left="0.25cm" fo:padding-right="0.25cm" fo:wrap-option="wrap"/>
    </style:style>
    <style:style style:name="M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Cover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82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82cm"/>
    </style:style>
    <style:style style:name="Mpr7" style:family="presentation" style:parent-style-name="_31__5f_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_31__5f_Title_20_Slide-backgroundobjects">
      <style:graphic-properties draw:stroke="none" draw:fill="none" draw:fill-color="#ffffff" draw:auto-grow-height="false" fo:min-height="13.365cm"/>
    </style:style>
    <style:style style:name="Mpr9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solid" draw:fill-color="#ffffff" draw:opacity="48%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5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Intel Clear Pro" fo:font-size="56pt" fo:letter-spacing="normal" fo:font-style="normal" style:text-underline-style="none" fo:font-weight="bold" style:font-name-asian="Intel Clear Pro" style:font-size-asian="56pt" style:font-style-asian="normal" style:font-weight-asian="bold" style:font-name-complex="Intel Clear Pro" style:font-size-complex="5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title" style:display-name="Cover title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custom-shape draw:name="Shape 18" draw:style-name="Mgr3" draw:text-style-name="MP5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draw:style-name="Mgr7" draw:text-style-name="MP6" draw:layer="backgroundobjects" svg:width="29.231cm" svg:height="11.346cm" draw:transform="rotate (-0.351683844276857) translate (0.378cm 0cm)">
        <draw:image xlink:href="Pictures/10000201000009C40000021EEC6B286995856A34.png" xlink:type="simple" xlink:show="embed" xlink:actuate="onLoad">
          <text:p/>
        </draw:image>
      </draw:frame>
      <draw:frame draw:name="Shape 20" draw:style-name="Mgr6" draw:text-style-name="MP6" draw:layer="backgroundobjects" svg:width="3.342cm" svg:height="1.374cm" svg:x="2.059cm" svg:y="12.811cm">
        <draw:image xlink:href="Pictures/1000020100000450000001C6462D04A43A9BD1AA.png" xlink:type="simple" xlink:show="embed" xlink:actuate="onLoad">
          <text:p/>
        </draw:image>
      </draw:frame>
      <draw:frame draw:name="Shape 21" draw:style-name="Mgr6" draw:text-style-name="MP6" draw:layer="backgroundobjects" svg:width="1.003cm" svg:height="0.913cm" svg:x="0.47cm" svg:y="13.005cm">
        <draw:image xlink:href="Pictures/10000201000000640000005B4309EDD4AF4D86FF.png" xlink:type="simple" xlink:show="embed" xlink:actuate="onLoad">
          <text:p/>
        </draw:image>
      </draw:frame>
      <draw:frame draw:name="Shape 22" presentation:style-name="Mpr1" draw:text-style-name="MP8" draw:layer="backgroundobjects" svg:width="22.863cm" svg:height="4.148cm" svg:x="1.319cm" svg:y="1.855cm" presentation:class="title" presentation:user-transformed="true">
        <draw:text-box>
          <text:p/>
        </draw:text-box>
      </draw:frame>
      <draw:frame draw:name="Shape 23" presentation:style-name="Cover_20_title-outline1" draw:layer="backgroundobjects" svg:width="16.46cm" svg:height="1.11cm" svg:x="7.721cm" svg:y="6.004cm" presentation:class="outline" presentation:placeholder="true" presentation:user-transformed="true">
        <draw:text-box/>
      </draw:frame>
      <presentation:notes style:page-layout-name="PM2">
        <draw:page-thumbnail presentation:style-name="Cover_20_title-title" draw:layer="backgroundobjects" svg:width="14.848cm" svg:height="11.136cm" svg:x="3.075cm" svg:y="2.257cm" presentation:class="page"/>
        <draw:frame presentation:style-name="Cover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Shape 12" draw:style-name="Mgr8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9" draw:text-style-name="MP9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4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Default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7.102cm" svg:height="9.62cm" svg:x="1.185cm" svg:y="1.949cm" presentation:class="page"/>
        <draw:frame presentation:style-name="Default-notes" draw:layer="backgroundobjects" svg:width="15.577cm" svg:height="11.544cm" svg:x="1.947cm" svg:y="12.186cm" presentation:class="notes" presentation:placeholder="true">
          <draw:text-box/>
        </draw:frame>
        <draw:frame presentation:style-name="Mpr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3">
      <office:forms form:automatic-focus="false" form:apply-design-mode="false"/>
      <draw:custom-shape draw:name="Rectangle 6" draw:style-name="Mgr10" draw:text-style-name="MP10" draw:layer="backgroundobjects" svg:width="25.399cm" svg:height="2.49cm" svg:x="0cm" svg:y="9.6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3.392cm" svg:height="1.698cm" svg:x="1.043cm" svg:y="9.762cm" presentation:class="title" presentation:user-transformed="true">
        <draw:text-box>
          <text:p text:style-name="MP11"><text:span text:style-name="MT3">Intel </text:span><text:span text:style-name="MT3">Clear pro </text:span><text:span text:style-name="MT3">56pt </text:span><text:span text:style-name="MT3">Title </text:span><text:span text:style-name="MT3">Slide B</text:span></text:p>
        </draw:text-box>
      </draw:frame>
      <draw:frame draw:name="Picture 5" draw:style-name="Mgr6" draw:text-style-name="MP6" draw:layer="backgroundobjects" svg:width="3.115cm" svg:height="1.294cm" svg:x="0.553cm" svg:y="0.573cm">
        <draw:image xlink:href="Pictures/100002010000009D00000041EBCBA4BE810A4FBC.png" xlink:type="simple" xlink:show="embed" xlink:actuate="onLoad">
          <text:p/>
        </draw:image>
      </draw:frame>
      <draw:frame presentation:style-name="_31__5f_Title_20_Slide-outline1" draw:layer="backgroundobjects" svg:width="22.859cm" svg:height="8.286cm" svg:x="1.269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1__5f_Title_20_Slide-title" draw:layer="backgroundobjects" svg:width="18.358cm" svg:height="9.62cm" svg:x="0.556cm" svg:y="1.949cm" presentation:class="page"/>
        <draw:frame presentation:style-name="_31__5f_Title_20_Slide-notes" draw:layer="backgroundobjects" svg:width="15.577cm" svg:height="11.544cm" svg:x="1.947cm" svg:y="12.186cm" presentation:class="notes" presentation:placeholder="true">
          <draw:text-box/>
        </draw:frame>
        <draw:frame presentation:style-name="Mpr8" draw:text-style-name="MP2" draw:layer="backgroundobjects" svg:width="15.577cm" svg:height="11.544cm" svg:x="3.894cm" svg:y="14.11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45cm" svg:height="1.282cm" svg:x="0cm" svg:y="24.373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45cm" svg:height="1.282cm" svg:x="0cm" svg:y="0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45cm" svg:height="1.282cm" svg:x="11.021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dc:date>2017-10-13T17:31:07.517916018</dc:date>
    <meta:editing-duration>PT17H35M28S</meta:editing-duration>
    <meta:editing-cycles>30</meta:editing-cycles>
    <meta:document-statistic meta:object-count="139"/>
  </office:meta>
</office:document-meta>
</file>